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style:style style:name="P4" style:family="paragraph" style:parent-style-name="Standard" style:list-style-name="L4"/>
    <style:style style:name="P5" style:family="paragraph" style:parent-style-name="Standard" style:list-style-name="L5"/>
    <style:style style:name="P6" style:family="paragraph" style:parent-style-name="Standard" style:list-style-name="L6"/>
    <style:style style:name="P7" style:family="paragraph" style:parent-style-name="Standard" style:list-style-name="L7"/>
    <style:style style:name="P8" style:family="paragraph" style:parent-style-name="Standard" style:list-style-name="L8"/>
    <style:style style:name="P9" style:family="paragraph" style:parent-style-name="Standard" style:list-style-name="L9"/>
    <style:style style:name="P10" style:family="paragraph" style:parent-style-name="Standard" style:list-style-name="L10"/>
    <style:style style:name="P11" style:family="paragraph" style:parent-style-name="Standard" style:list-style-name="L11"/>
    <style:style style:name="P12" style:family="paragraph" style:parent-style-name="Standard" style:list-style-name="L12"/>
    <style:style style:name="P13" style:family="paragraph" style:parent-style-name="Standard" style:list-style-name="L13"/>
    <style:style style:name="P14" style:family="paragraph" style:parent-style-name="Standard" style:list-style-name="L14"/>
    <style:style style:name="P15" style:family="paragraph" style:parent-style-name="Standard" style:list-style-name="L15"/>
    <style:style style:name="P16" style:family="paragraph" style:parent-style-name="Standard" style:list-style-name="L16"/>
    <style:style style:name="P17" style:family="paragraph" style:parent-style-name="Standard" style:list-style-name="L17"/>
    <style:style style:name="P18" style:family="paragraph" style:parent-style-name="Standard" style:list-style-name="L18"/>
    <style:style style:name="P19" style:family="paragraph" style:parent-style-name="Standard" style:list-style-name="L19"/>
    <style:style style:name="P20" style:family="paragraph" style:parent-style-name="Standard" style:list-style-name="L20"/>
    <style:style style:name="P21" style:family="paragraph" style:parent-style-name="Standard" style:list-style-name="L21"/>
    <style:style style:name="P22" style:family="paragraph" style:parent-style-name="Standard" style:list-style-name="L22"/>
    <style:style style:name="P23" style:family="paragraph" style:parent-style-name="Standard" style:list-style-name="L23"/>
    <style:style style:name="P24" style:family="paragraph" style:parent-style-name="Standard" style:list-style-name="L24"/>
    <style:style style:name="P25" style:family="paragraph" style:parent-style-name="Standard" style:list-style-name="L25"/>
    <style:style style:name="P26" style:family="paragraph" style:parent-style-name="Standard" style:list-style-name="L26"/>
    <style:style style:name="P27" style:family="paragraph" style:parent-style-name="Standard" style:list-style-name="L27"/>
    <style:style style:name="P28" style:family="paragraph" style:parent-style-name="Standard" style:list-style-name="L28"/>
    <style:style style:name="P29" style:family="paragraph" style:parent-style-name="Standard" style:list-style-name="L29"/>
    <style:style style:name="P30" style:family="paragraph" style:parent-style-name="Standard" style:list-style-name="L30"/>
    <style:style style:name="P31" style:family="paragraph" style:parent-style-name="Standard" style:list-style-name="L31"/>
    <style:style style:name="P32" style:family="paragraph" style:parent-style-name="Standard" style:list-style-name="L32"/>
    <style:style style:name="P33" style:family="paragraph" style:parent-style-name="Standard" style:list-style-name="L33"/>
    <style:style style:name="P34" style:family="paragraph" style:parent-style-name="Standard" style:list-style-name="L34"/>
    <style:style style:name="P35" style:family="paragraph" style:parent-style-name="Standard" style:list-style-name="L35"/>
    <style:style style:name="P36" style:family="paragraph" style:parent-style-name="Standard" style:list-style-name="L36"/>
    <style:style style:name="P37" style:family="paragraph" style:parent-style-name="Standard" style:list-style-name="L37"/>
    <style:style style:name="P38" style:family="paragraph" style:parent-style-name="Standard" style:list-style-name="L38"/>
    <style:style style:name="P39" style:family="paragraph" style:parent-style-name="Standard" style:list-style-name="L39"/>
    <style:style style:name="P40" style:family="paragraph" style:parent-style-name="Standard" style:list-style-name="L40"/>
    <style:style style:name="P41" style:family="paragraph" style:parent-style-name="Standard" style:list-style-name="L41"/>
    <style:style style:name="P42" style:family="paragraph" style:parent-style-name="Standard" style:list-style-name="L42"/>
    <style:style style:name="P43" style:family="paragraph" style:parent-style-name="Standard" style:list-style-name="L43"/>
    <style:style style:name="P44" style:family="paragraph" style:parent-style-name="Standard" style:list-style-name="L44"/>
    <style:style style:name="P45" style:family="paragraph" style:parent-style-name="Standard" style:list-style-name="L45"/>
    <style:style style:name="P46" style:family="paragraph" style:parent-style-name="Standard" style:list-style-name="L46"/>
    <style:style style:name="P47" style:family="paragraph" style:parent-style-name="Standard" style:list-style-name="L47"/>
    <style:style style:name="P48" style:family="paragraph" style:parent-style-name="Standard" style:list-style-name="L48"/>
    <style:style style:name="P49" style:family="paragraph" style:parent-style-name="Standard" style:list-style-name="L49"/>
    <style:style style:name="P50" style:family="paragraph" style:parent-style-name="Standard" style:list-style-name="L50"/>
    <style:style style:name="P51" style:family="paragraph" style:parent-style-name="Standard" style:list-style-name="L51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 text:start-value="1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 text:start-value="1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 text:start-value="1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6">
      <text:list-level-style-number text:level="1" text:style-name="Numbering_20_Symbols" style:num-suffix="." style:num-format="i" text:start-value="500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17">
      <text:list-level-style-number text:level="1" text:style-name="Numbering_20_Symbols" style:num-suffix="." style:num-format="1" text:start-value="1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 text:start-value="1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 text:start-value="1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1" text:start-value="1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1">
      <text:list-level-style-number text:level="1" text:style-name="Numbering_20_Symbols" style:num-suffix="." style:num-format="1" text:start-value="1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 text:start-value="1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number text:level="1" text:style-name="Numbering_20_Symbols" style:num-suffix="." style:num-format="1" text:start-value="2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4">
      <text:list-level-style-number text:level="1" text:style-name="Numbering_20_Symbols" style:num-suffix="." style:num-format="1" text:start-value="2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 text:start-value="2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 text:start-value="2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 text:start-value="2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 text:start-value="2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 text:start-value="2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 text:start-value="2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 text:start-value="2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 text:start-value="3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 text:start-value="3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 text:start-value="3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 text:start-value="3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 text:start-value="3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 text:start-value="3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 text:start-value="3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 text:start-value="3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 text:start-value="4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4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5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6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7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8">
      <text:list-level-style-number text:level="1" text:style-name="Numbering_20_Symbols" style:num-suffix="." style:num-format="1" text:start-value="6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9">
      <text:list-level-style-number text:level="1" text:style-name="Numbering_20_Symbols" style:num-suffix="." style:num-format="1" text:start-value="7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0">
      <text:list-level-style-number text:level="1" text:style-name="Numbering_20_Symbols" style:num-suffix="." style:num-format="1" text:start-value="8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1">
      <text:list-level-style-number text:level="1" text:style-name="Numbering_20_Symbols" style:num-suffix="." style:num-format="1" text:start-value="9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6466224347207638969" text:style-name="L1">
        <text:list-item>
          <text:p text:style-name="P1">clasWat is Javascript?</text:p>
          <text:p text:style-name="P1">Javascipt is een soort van java die gebruikt wordt voor websites.</text:p>
          <text:p text:style-name="P1"/>
        </text:list-item>
      </text:list>
      <text:list xml:id="list7282018117174493740" text:style-name="L2">
        <text:list-item>
          <text:p text:style-name="P2">Waar gebruik je Javascript voor?</text:p>
          <text:p text:style-name="P2">Websites om dingen werkend te krijgen zoals knop functies enz.</text:p>
          <text:p text:style-name="P2"/>
        </text:list-item>
      </text:list>
      <text:list xml:id="list6367795022359150397" text:style-name="L3">
        <text:list-item>
          <text:p text:style-name="P3">Wat betekent de zin “Javascript is a high-level programming language”?</text:p>
          <text:p text:style-name="P3">Dat er veel dingen er tussen zit van machine code en taal jij in schrijft.</text:p>
          <text:p text:style-name="P3"/>
        </text:list-item>
      </text:list>
      <text:list xml:id="list5253772700715900001" text:style-name="L4">
        <text:list-item>
          <text:p text:style-name="P4">Wat is een webapplicatie?</text:p>
          <text:p text:style-name="P4">Een web aplicaties is gewoon aplicatie maar gemaakt voor web browsers.</text:p>
          <text:p text:style-name="P4"/>
        </text:list-item>
      </text:list>
      <text:list xml:id="list3545985308159044292" text:style-name="L5">
        <text:list-item>
          <text:p text:style-name="P5">Wat is de grootste update in Javascript en luidde het begin in van “Modern Javascript”?</text:p>
          <text:p text:style-name="P5"/>
          <text:p text:style-name="P5"/>
        </text:list-item>
      </text:list>
      <text:list xml:id="list6223854418540176593" text:style-name="L6">
        <text:list-item>
          <text:p text:style-name="P6">Hoe voeg je een Javascript-file toe aan je HTML-file?</text:p>
          <text:p text:style-name="P6"/>
        </text:list-item>
      </text:list>
      <text:list xml:id="list5777834625806238602" text:style-name="L7">
        <text:list-item>
          <text:p text:style-name="P7">Wat is een “value”?</text:p>
          <text:p text:style-name="P7">Value is bijvoorbeeld een INT of een FLOAT en wordt gebruikt om een getal in variable opslaan.</text:p>
          <text:p text:style-name="P7"/>
        </text:list-item>
      </text:list>
      <text:list xml:id="list4818840853307079630" text:style-name="L8">
        <text:list-item>
          <text:p text:style-name="P8">Wat is een variabele?</text:p>
          <text:p text:style-name="P8">Variable is gemaakt om iets op te slaan. Het kan in meerdere vormen.</text:p>
          <text:p text:style-name="P8"/>
        </text:list-item>
      </text:list>
      <text:list xml:id="list5528820836353002894" text:style-name="L9">
        <text:list-item>
          <text:p text:style-name="P9">Wat is een variabelenaam?</text:p>
          <text:p text:style-name="P9">Naam van het variable.</text:p>
          <text:p text:style-name="P9"/>
        </text:list-item>
      </text:list>
      <text:list xml:id="list1269928218464778076" text:style-name="L10">
        <text:list-item>
          <text:p text:style-name="P10">Beantwoord de vragen 7, 8 en 9 middels een tekening waarin “value”, variabele en variabelenaam aangegeven worden.</text:p>
          <text:p text:style-name="P10"/>
        </text:list-item>
      </text:list>
      <text:list xml:id="list3089042431403331219" text:style-name="L11">
        <text:list-item>
          <text:p text:style-name="P11">Wat is een conventie? Wat betekent dat? Wat betekent het voor programmeren in het algemeen en Javascript in het bijzonder?</text:p>
          <text:p text:style-name="P11"/>
        </text:list-item>
      </text:list>
      <text:list xml:id="list9183231533553989510" text:style-name="L12">
        <text:list-item>
          <text:p text:style-name="P12">Wat is de juiste naamgeving voor de variabele?</text:p>
        </text:list-item>
      </text:list>
      <text:p text:style-name="Standard"><text:tab/> <text:s text:c="5"/>a. prachtigLeven</text:p>
      <text:p text:style-name="Standard"><text:tab/> <text:s text:c="5"/>b. PrachtigLeven &lt;-</text:p>
      <text:list xml:id="list39766970500867849" text:style-name="L13">
        <text:list-item>
          <text:list>
            <text:list-item>
              <text:list>
                <text:list-item>
                  <text:p text:style-name="P13">prachtigleven</text:p>
                </text:list-item>
              </text:list>
            </text:list-item>
          </text:list>
        </text:list-item>
      </text:list>
      <text:list xml:id="list4499714098351592693" text:style-name="L14">
        <text:list-item>
          <text:list>
            <text:list-item>
              <text:list>
                <text:list-item>
                  <text:p text:style-name="P14">Prachtigleven</text:p>
                </text:list-item>
              </text:list>
            </text:list-item>
          </text:list>
        </text:list-item>
      </text:list>
      <text:p text:style-name="Standard"/>
      <text:p text:style-name="Standard">13. Welke naamgeving voor de variabele is niet syntactische correct?</text:p>
      <text:p text:style-name="Standard"><text:tab/>a. $helloworld</text:p>
      <text:p text:style-name="Standard"><text:tab/>b. helloworld</text:p>
      <text:list xml:id="list7343859051390654628" text:style-name="L15">
        <text:list-item>
          <text:p text:style-name="P15">3hello</text:p>
        </text:list-item>
      </text:list>
      <text:list xml:id="list7428030846065355312" text:style-name="L16">
        <text:list-item>
          <text:p text:style-name="P16">hello_world&lt;-</text:p>
          <text:p text:style-name="P16"/>
        </text:list-item>
      </text:list>
      <text:list xml:id="list4202816944533735837" text:style-name="L17">
        <text:list-item>
          <text:p text:style-name="P17">Wat is een syntactische fout?</text:p>
        </text:list-item>
      </text:list>
      <text:p text:style-name="Standard"><text:s/><text:tab/>Synactisch fout is fout dat je iets verkeert tiept voorbeeld hallo wereld heb je hskko wrrrld.</text:p>
      <text:list xml:id="list28824936" text:continue-numbering="true" text:style-name="L17">
        <text:list-header>
          <text:p text:style-name="P17"/>
        </text:list-header>
      </text:list>
      <text:list xml:id="list4230003748833856520" text:style-name="L18">
        <text:list-item>
          <text:p text:style-name="P18">Wat is een semantische fout?</text:p>
          <text:p text:style-name="P18">Sematische fout is dat het code prima werkt maar dat je niet semantish is geschreven.</text:p>
          <text:p text:style-name="P18"/>
        </text:list-item>
      </text:list>
      <text:p text:style-name="Standard"/>
      <text:p text:style-name="Standard"><text:soft-page-break/></text:p>
      <text:list xml:id="list8634803310360240814" text:style-name="L19">
        <text:list-item>
          <text:p text:style-name="P19">Leg het verschil uit tussen een syntactische en een semantische fout.</text:p>
          <text:p text:style-name="P19">Verschil is dat ene is tiep fout en andere is fout die werkt maar niet mooi uitziet.</text:p>
          <text:p text:style-name="P19"/>
          <text:p text:style-name="P19"/>
        </text:list-item>
      </text:list>
      <text:list xml:id="list8326148523014337612" text:style-name="L20">
        <text:list-item>
          <text:p text:style-name="P20">Wat is een datatype? Geef twee voorbeelden van een datatype en leg uit wat deze zijn.</text:p>
          <text:p text:style-name="P20">Const nummer = 5;</text:p>
          <text:p text:style-name="P20">var string = "hallo wereld!";</text:p>
          <text:p text:style-name="P20"/>
        </text:list-item>
      </text:list>
      <text:list xml:id="list4020184320002490441" text:style-name="L21">
        <text:list-item>
          <text:p text:style-name="P21">Waarvoor gebruik je commentaar in je code? Noem drie voorbeelden met uitleg.</text:p>
          <text:p text:style-name="P21">1. het helpt jou om makkelijk het code te snappen.</text:p>
          <text:p text:style-name="P21">2. je kan anderen vertellen of je zelf of er problemen is met het code.</text:p>
          <text:p text:style-name="P21">3. je hoeft niet tijd te besteden hoe het code werkt</text:p>
          <text:p text:style-name="P21"/>
        </text:list-item>
      </text:list>
      <text:list xml:id="list7961623776987711860" text:style-name="L22">
        <text:list-item>
          <text:p text:style-name="P22">Leg het verschil uit tussen console.log(“herder”) en console.log(herder).</text:p>
          <text:p text:style-name="P22">Ene print het woord herder en andere print het variable/const herder</text:p>
          <text:p text:style-name="P22"/>
          <text:p text:style-name="P22"/>
        </text:list-item>
      </text:list>
      <text:list xml:id="list3970830747058737424" text:style-name="L23">
        <text:list-item>
          <text:p text:style-name="P23">Wat is een “legacy problem”?</text:p>
          <text:p text:style-name="P23">Dat is een probleem die oude software/packages krijgt wanneer het niet meer supported is.</text:p>
          <text:p text:style-name="P23"/>
          <text:p text:style-name="P23"/>
        </text:list-item>
      </text:list>
      <text:p text:style-name="Standard"/>
      <text:p text:style-name="Standard"><text:tab/>21. Combineer de letters met de juiste cijfers.</text:p>
      <text:p text:style-name="Standard"><text:tab/>a. Waarde kan veranderen gedurende het uitvoeren van het script 2</text:p>
      <text:p text:style-name="Standard"><text:tab/>b. Waarde kan niet veranderen gedurende het uitvoeren van het script 1</text:p>
      <text:p text:style-name="Standard"><text:tab/>c. Niet meer gebruiken voor het declareren van variabelen. 3</text:p>
      <text:p text:style-name="Standard"/>
      <text:p text:style-name="Standard"><text:tab/>1. const</text:p>
      <text:p text:style-name="Standard"><text:tab/>2. var</text:p>
      <text:p text:style-name="Standard"><text:tab/>3. let</text:p>
      <text:p text:style-name="Standard"/>
      <text:list xml:id="list2379879099636491586" text:style-name="L24">
        <text:list-item>
          <text:p text:style-name="P24">Is “const alfa;” legaal in Javascript? Waarom?</text:p>
          <text:p text:style-name="P24"/>
          <text:p text:style-name="P24"/>
        </text:list-item>
      </text:list>
      <text:list xml:id="list6214660431174991063" text:style-name="L25">
        <text:list-item>
          <text:p text:style-name="P25">Is “let beta;” legaal in Javascript? Waarom?</text:p>
          <text:p text:style-name="P25"/>
          <text:p text:style-name="P25"/>
        </text:list-item>
      </text:list>
      <text:list xml:id="list4438340287087544636" text:style-name="L26">
        <text:list-item>
          <text:p text:style-name="P26">Wat is een operator?</text:p>
          <text:p text:style-name="P26"/>
          <text:p text:style-name="P26"/>
        </text:list-item>
      </text:list>
      <text:list xml:id="list5041223430075721482" text:style-name="L27">
        <text:list-item>
          <text:p text:style-name="P27">Wat is het verschil tussen “=” en “==”?</text:p>
          <text:p text:style-name="P27">= is om iets te asignen zoals int, float, strings en == is om te kijken of het gelijk aan is.</text:p>
          <text:p text:style-name="P27"/>
        </text:list-item>
      </text:list>
      <text:list xml:id="list1232692187471208560" text:style-name="L28">
        <text:list-item>
          <text:p text:style-name="P28">Wat verschijnt er in de console?</text:p>
          <text:p text:style-name="P28">20</text:p>
        </text:list-item>
      </text:list>
      <text:p text:style-name="Standard"/>
      <text:list xml:id="list6846898111871944377" text:style-name="L29">
        <text:list-item>
          <text:p text:style-name="P29">Wat verschijnt er in de console?</text:p>
          <text:p text:style-name="P29">75</text:p>
        </text:list-item>
      </text:list>
      <text:p text:style-name="Standard"/>
      <text:list xml:id="list5408688378646346923" text:style-name="L30">
        <text:list-item>
          <text:p text:style-name="P30">Wat verschijnt er in de console?</text:p>
          <text:p text:style-name="P30">True</text:p>
          <text:p text:style-name="P30"><text:soft-page-break/></text:p>
        </text:list-item>
      </text:list>
      <text:p text:style-name="Standard"/>
      <text:list xml:id="list5597060718910531123" text:style-name="L31">
        <text:list-item>
          <text:p text:style-name="P31">Wat verschijnt er in de console?</text:p>
          <text:p text:style-name="P31">-10</text:p>
        </text:list-item>
      </text:list>
      <text:p text:style-name="Standard"/>
      <text:list xml:id="list2342270131631636792" text:style-name="L32">
        <text:list-item>
          <text:p text:style-name="P32">Wat verschijnt er in de console?</text:p>
          <text:p text:style-name="P32">False</text:p>
        </text:list-item>
      </text:list>
      <text:p text:style-name="Standard"/>
      <text:list xml:id="list8546719114015696090" text:style-name="L33">
        <text:list-item>
          <text:p text:style-name="P33">Wat verschijnt er in de console?</text:p>
          <text:p text:style-name="P33">False</text:p>
        </text:list-item>
      </text:list>
      <text:p text:style-name="Standard"/>
      <text:list xml:id="list4662589642472197418" text:style-name="L34">
        <text:list-item>
          <text:p text:style-name="P34">Wat verschijnt er in de console?</text:p>
          <text:p text:style-name="P34">True</text:p>
        </text:list-item>
      </text:list>
      <text:p text:style-name="Standard"/>
      <text:list xml:id="list4060580640425393262" text:style-name="L35">
        <text:list-item>
          <text:p text:style-name="P35">Wat verschijnt er in de console?</text:p>
        </text:list-item>
      </text:list>
      <text:p text:style-name="Standard"><text:tab/>-10</text:p>
      <text:p text:style-name="Standard"/>
      <text:list xml:id="list4266232456743703361" text:style-name="L36">
        <text:list-item>
          <text:p text:style-name="P36">Wat verschijnt er in de console?</text:p>
          <text:p text:style-name="P36">6</text:p>
        </text:list-item>
      </text:list>
      <text:p text:style-name="Standard"/>
      <text:list xml:id="list1389750863339565806" text:style-name="L37">
        <text:list-item>
          <text:p text:style-name="P37">Wat verschijnt er in de console?</text:p>
          <text:p text:style-name="P37">75</text:p>
        </text:list-item>
      </text:list>
      <text:p text:style-name="Standard"/>
      <text:list xml:id="list5373139204391110999" text:style-name="L38">
        <text:list-item>
          <text:p text:style-name="P38">Wat verschijnt er in de console?</text:p>
          <text:p text:style-name="P38">6</text:p>
        </text:list-item>
      </text:list>
      <text:p text:style-name="Standard"/>
      <text:list xml:id="list4784209531325981408" text:style-name="L39">
        <text:list-item>
          <text:p text:style-name="P39">Wat is “operator precedence”? Geef een voorbeeld met code waarbij je “precedence” in actie ziet.</text:p>
          <text:p text:style-name="P39">Console.log(10 * 100);</text:p>
          <text:p text:style-name="P39"/>
          <text:p text:style-name="P39"/>
        </text:list-item>
      </text:list>
      <text:list xml:id="list1514402700674292803" text:style-name="L40">
        <text:list-item>
          <text:p text:style-name="P40">Wat is de “operator precedence” van “Addition”?</text:p>
          <text:p text:style-name="P40">Console.log(100 + 69);</text:p>
          <text:p text:style-name="P40"/>
          <text:p text:style-name="P40"/>
        </text:list-item>
      </text:list>
      <text:list xml:id="list5907101923042591456" text:style-name="L41">
        <text:list-item>
          <text:p text:style-name="P41">Wat is de “operator precedence” van “void”?</text:p>
          <text:p text:style-name="P41"/>
          <text:p text:style-name="P41"/>
        </text:list-item>
      </text:list>
      <text:list xml:id="list1310469520836531131" text:style-name="L42">
        <text:list-item>
          <text:p text:style-name="P42">Welke operator wordt eerst uitgevoerd “conditional” of “assignment”?</text:p>
          <text:p text:style-name="P42"/>
        </text:list-item>
      </text:list>
      <text:p text:style-name="Standard"/>
      <text:p text:style-name="Standard">Opdrachten sectie 2 – Javascript fundamentals (part 1,</text:p>
      <text:p text:style-name="Standard">video 17 tot en met 19)</text:p>
      <text:p text:style-name="Standard">Kennisopdrachten</text:p>
      <text:list xml:id="list1062708716825153224" text:style-name="L44">
        <text:list-item>
          <text:list>
            <text:list-item>
              <text:list>
                <text:list-item>
                  <text:p text:style-name="P44">Wat is een “String”?</text:p>
                  <text:p text:style-name="P44">String is een stukje string waar je text in kan zetten.</text:p>
                  <text:p text:style-name="P44"/>
                </text:list-item>
              </text:list>
            </text:list-item>
          </text:list>
        </text:list-item>
      </text:list>
      <text:list xml:id="list423738135207540002" text:style-name="L43">
        <text:list-item>
          <text:p text:style-name="P43">Met welke operator kan je strings concateneren?</text:p>
          <text:p text:style-name="P43"/>
        </text:list-item>
      </text:list>
      <text:list xml:id="list214706402094685723" text:style-name="L46">
        <text:list-item>
          <text:p text:style-name="P46">Wat verschijnt er in de console?</text:p>
        </text:list-item>
      </text:list>
      <text:p text:style-name="Standard"><text:tab/>Jorn is stupid</text:p>
      <text:p text:style-name="Standard"/>
      <text:list xml:id="list1879280136589111479" text:style-name="L45">
        <text:list-item>
          <text:p text:style-name="P45"><text:soft-page-break/>Wat verschijnt er in de console?</text:p>
          <text:p text:style-name="P45">Jorn is briljant</text:p>
        </text:list-item>
      </text:list>
      <text:p text:style-name="Standard"/>
      <text:list xml:id="list2240338226744792319" text:style-name="L47">
        <text:list-item>
          <text:p text:style-name="P47">Wat verschijnt er in de console?</text:p>
          <text:p text:style-name="P47">Hello Jorn</text:p>
        </text:list-item>
      </text:list>
      <text:p text:style-name="Standard"/>
      <text:list xml:id="list490954672534802033" text:style-name="L48">
        <text:list-item>
          <text:p text:style-name="P48">Wat is de fout in onderstaande code?</text:p>
          <text:p text:style-name="P48">Het hoort const result = "I'm " + firstName;</text:p>
        </text:list-item>
      </text:list>
      <text:p text:style-name="Standard"/>
      <text:list xml:id="list3000528155979138258" text:style-name="L49">
        <text:list-item>
          <text:p text:style-name="P49">Van welk datatype is het resultaat van de conditie in een if-else-statement?</text:p>
        </text:list-item>
      </text:list>
      <text:p text:style-name="Standard"><text:tab/></text:p>
      <text:p text:style-name="Standard"/>
      <text:list xml:id="list2761271219802924911" text:style-name="L50">
        <text:list-item>
          <text:p text:style-name="P50">Wat is een “control structure” in Javascript?</text:p>
          <text:p text:style-name="P50"/>
          <text:p text:style-name="P50"/>
        </text:list-item>
      </text:list>
      <text:list xml:id="list4788021564111370941" text:style-name="L51">
        <text:list-item>
          <text:p text:style-name="P51">Waarom is een “if-else-statement” een “control structure”?</text:p>
          <text:p text:style-name="P51"/>
          <text:p text:style-name="P51"/>
        </text:list-item>
      </text:list>
      <text:p text:style-name="Standard"/>
      <text:p text:style-name="Standard">Opdrachten sectie 2 – Javascript fundamentals (part 1,</text:p>
      <text:p text:style-name="Standard">video 20 tot en met 25)</text:p>
      <text:p text:style-name="Standard">Kennisopdrachten</text:p>
      <text:p text:style-name="Standard">1. Wat is het verschil tussen “type conversion” en “type coercion”?</text:p>
      <text:p text:style-name="Standard">2. Welke functie gebruik je om van een “String” een “number” te maken?</text:p>
      <text:p text:style-name="Standard">3. Welke functie gebruik je om van een “number” een “String” te maken?</text:p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verschijnt er in de console?</text:p>
      <text:p text:style-name="Standard"/>
      <text:p text:style-name="Standard"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zijn “falsy values”?</text:p>
      <text:p text:style-name="Standard">12. Wat zijn “thruty values”?</text:p>
      <text:p text:style-name="Standard"/>
      <text:p text:style-name="Standard">13. Wat verschijnt er in de console?</text:p>
      <text:p text:style-name="Standard"/>
      <text:p text:style-name="Standard">14. Wat verschijnt er in de console?</text:p>
      <text:p text:style-name="Standard"/>
      <text:p text:style-name="Standard">15. Wat verschijnt er in de console?</text:p>
      <text:p text:style-name="Standard"/>
      <text:p text:style-name="Standard">16. Wat verschijnt er in de console?</text:p>
      <text:p text:style-name="Standard"/>
      <text:p text:style-name="Standard">17. Wat verschijnt er in de console?</text:p>
      <text:p text:style-name="Standard"/>
      <text:p text:style-name="Standard"><text:soft-page-break/>18. Wat verschijnt er in de console?</text:p>
      <text:p text:style-name="Standard"/>
      <text:p text:style-name="Standard">19. Wat verschijnt er in de console?</text:p>
      <text:p text:style-name="Standard"/>
      <text:p text:style-name="Standard">20. Wat verschijnt er in de console?</text:p>
      <text:p text:style-name="Standard"/>
      <text:p text:style-name="Standard">21. Wat verschijnt er in de console?</text:p>
      <text:p text:style-name="Standard"/>
      <text:p text:style-name="Standard">22. Wat is het verschil tussen “==” en “===”?</text:p>
      <text:p text:style-name="Standard">23. Wat verschijnt er in de console?</text:p>
      <text:p text:style-name="Standard"/>
      <text:p text:style-name="Standard">24. Wat verschijnt er in de console?</text:p>
      <text:p text:style-name="Standard"/>
      <text:p text:style-name="Standard">25. Wat verschijnt er in de console?</text:p>
      <text:p text:style-name="Standard"/>
      <text:p text:style-name="Standard">26. Het regent en de zon schijnt. Ik ga patat halen als de zon schijnt. Ga ik patat halen?</text:p>
      <text:p text:style-name="Standard">27. Het regent en de zon schijnt. Ik ga patat halen als de zon schijnt en het regent. Ga ik patat</text:p>
      <text:p text:style-name="Standard">halen?</text:p>
      <text:p text:style-name="Standard">28. Het regent en de zon schijnt. Ik ga patat halen als de zon schijnt of als het regent. Ga ik patat</text:p>
      <text:p text:style-name="Standard">halen?</text:p>
      <text:p text:style-name="Standard">29. Het regent en de zon schijnt. Ik ga patat halen als het regent of als het sneeuwt. Ga ik patat</text:p>
      <text:p text:style-name="Standard">halen?</text:p>
      <text:p text:style-name="Standard">30. Het regent en de zon schijnt. Ik ga patat halen als het regent en het sneeuwt. Ga ik patat halen?</text:p>
      <text:p text:style-name="Standard">31. Wat betekent het uitroepteken in Javascript (“!”)? Geef een voorbeeld van het gebruik van het</text:p>
      <text:p text:style-name="Standard">uitroepteken in Javascript.</text:p>
      <text:p text:style-name="Standard">32. Wat verschijnt er in de console?</text:p>
      <text:p text:style-name="Standard"/>
      <text:p text:style-name="Standard">33. Wat verschijnt er in de console?</text:p>
      <text:p text:style-name="Standard"/>
      <text:p text:style-name="Standard">34. Wat verschijnt er in de console?</text:p>
      <text:p text:style-name="Standard"/>
      <text:p text:style-name="Standard">35. Wat verschijnt er in de console?</text:p>
      <text:p text:style-name="Standard"/>
      <text:p text:style-name="Standard">36. Wat verschijnt er in de console?</text:p>
      <text:p text:style-name="Standard"/>
      <text:p text:style-name="Standard">37. Wat verschijnt er in de console?</text:p>
      <text:p text:style-name="Standard"/>
      <text:p text:style-name="Standard">38. Onderstaande code is syntactische correct, maar waarom is het toch ongewenste code?</text:p>
      <text:p text:style-name="Standard"/>
      <text:p text:style-name="Standard">Opdrachten sectie 2 – Javascript fundamentals (part 1,</text:p>
      <text:p text:style-name="Standard">video 26 tot en met 30)</text:p>
      <text:p text:style-name="Standard">Kennisopdrachten</text:p>
      <text:p text:style-name="Standard">1. Wat is een “switch statement”? Waarvoor gebruik je een “switch statement”?</text:p>
      <text:p text:style-name="Standard">2. Wat betekent “hard coded values” in programmeren?</text:p>
      <text:p text:style-name="Standard">3. Waarom is de “break” in een “switch statement” zo belangrijk? Geef een codevoorbeeld bij je</text:p>
      <text:p text:style-name="Standard">uitleg.</text:p>
      <text:p text:style-name="Standard">4. Wat verschijnt er in de console?</text:p>
      <text:p text:style-name="Standard"/>
      <text:p text:style-name="Standard">5. Wat verschijnt er in de console?</text:p>
      <text:p text:style-name="Standard"/>
      <text:p text:style-name="Standard">6. Wat verschijnt er in de console?</text:p>
      <text:p text:style-name="Standard"/>
      <text:p text:style-name="Standard"><text:soft-page-break/>7. Wat verschijnt er in de console?</text:p>
      <text:p text:style-name="Standard"/>
      <text:p text:style-name="Standard">8. Wat verschijnt er in de console?</text:p>
      <text:p text:style-name="Standard"/>
      <text:p text:style-name="Standard">9. Wat verschijnt er in de console?</text:p>
      <text:p text:style-name="Standard"/>
      <text:p text:style-name="Standard">10. Wat verschijnt er in de console?</text:p>
      <text:p text:style-name="Standard"/>
      <text:p text:style-name="Standard">11. Wat verschijnt er in de console?</text:p>
      <text:p text:style-name="Standard"/>
      <text:p text:style-name="Standard">12. Wat verschijnt er in de console?</text:p>
      <text:p text:style-name="Standard"/>
      <text:p text:style-name="Standard">13. Wat is het verschil tussen een “statement” en een “expression”?</text:p>
      <text:p text:style-name="Standard">14. Waarvoor is de “ternary operator”? Geef een codevoorbeeld in je uitle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2DT18H48M33S</meta:editing-duration>
    <meta:editing-cycles>34</meta:editing-cycles>
    <meta:generator>OpenOffice/4.1.13$Win32 OpenOffice.org_project/4113m1$Build-9810</meta:generator>
    <dc:date>2022-12-06T08:59:45.92</dc:date>
    <meta:document-statistic meta:table-count="0" meta:image-count="0" meta:object-count="0" meta:page-count="6" meta:paragraph-count="166" meta:word-count="1280" meta:character-count="7042"/>
    <meta:user-defined meta:name="Info 1"/>
    <meta:user-defined meta:name="Info 2"/>
    <meta:user-defined meta:name="Info 3"/>
    <meta:user-defined meta:name="Info 4"/>
  </office:meta>
</office:document-meta>
</file>